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407927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6cm" svg:stroke-color="#407927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fill-color="#407927" draw:textarea-horizontal-align="justify" draw:textarea-vertical-align="middle" draw:auto-grow-height="false" fo:min-height="0.088cm" fo:min-width="0.092cm"/>
    </style:style>
    <style:style style:name="gr7" style:family="graphic" style:parent-style-name="objectwithoutfill">
      <style:graphic-properties svg:stroke-width="0.081cm" draw:marker-start-width="0.321cm" draw:marker-end-width="0.321cm" draw:fill="none" draw:fill-color="#407927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407927" draw:textarea-horizontal-align="justify" draw:textarea-vertical-align="middle" draw:auto-grow-height="false" fo:min-height="0.088cm" fo:min-width="0.0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059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407927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2.438cm" fo:min-width="0.608cm"/>
    </style:style>
    <style:style style:name="gr13" style:family="graphic" style:parent-style-name="standard">
      <style:graphic-properties svg:stroke-width="0.106cm" svg:stroke-color="#407927" draw:marker-start-width="0.3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 style:list-style-name="L1">
      <style:graphic-properties draw:fill-color="#407927" draw:textarea-horizontal-align="justify" draw:textarea-vertical-align="middle" draw:auto-grow-height="false" fo:min-height="1.1cm" fo:min-width="0.5cm"/>
    </style:style>
    <style:style style:name="gr15" style:family="graphic" style:parent-style-name="standard" style:list-style-name="L1">
      <style:graphic-properties draw:fill-color="#407927" draw:textarea-horizontal-align="justify" draw:textarea-vertical-align="middle" draw:auto-grow-height="false" fo:min-height="1.1cm" fo:min-width="0.5cm"/>
    </style:style>
    <style:style style:name="gr16" style:family="graphic" style:parent-style-name="objectwithoutfill">
      <style:graphic-properties draw:marker-end="Arrow" draw:marker-end-width="0.3cm" draw:fill="none" draw:fill-color="#407927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fill-color="#407927" draw:textarea-horizontal-align="justify" draw:textarea-vertical-align="middle" draw:auto-grow-height="false" fo:min-height="1.053cm" fo:min-width="0.8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cm" fo:min-width="1.1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407927"/>
      <style:paragraph-properties fo:text-align="center"/>
    </style:style>
    <style:style style:name="P5" style:family="paragraph">
      <loext:graphic-properties draw:fill="none" draw:fill-color="#407927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000000"/>
      <style:paragraph-properties style:writing-mode="lr-tb"/>
      <style:text-properties fo:color="#000000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407927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407927"/>
      <style:paragraph-properties fo:margin-left="0cm" fo:margin-right="0cm" fo:text-align="center" fo:text-indent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407927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style:text-position="0% 100%"/>
    </style:style>
    <style:style style:name="T2" style:family="text">
      <style:text-properties fo:color="#000000" style:text-position="0% 100%" fo:font-size="18pt" style:font-size-asian="18pt" style:font-size-complex="18pt"/>
    </style:style>
    <style:style style:name="T3" style:family="text">
      <style:text-properties fo:color="#000000" style:text-position="-33% 58%" fo:font-size="18pt" style:font-size-asian="18pt" style:font-size-complex="18pt"/>
    </style:style>
    <style:style style:name="T4" style:family="text">
      <style:text-properties style:text-position="-33% 58%"/>
    </style:style>
    <style:style style:name="T5" style:family="text">
      <style:text-properties fo:color="#000000"/>
    </style:style>
    <style:style style:name="T6" style:family="text">
      <style:text-properties fo:color="#000000" style:text-position="0% 100%"/>
    </style:style>
    <style:style style:name="T7" style:family="text">
      <style:text-properties fo:color="#000000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595cm" svg:y1="3.211cm" svg:x2="15.773cm" svg:y2="2.77cm">
            <text:p/>
          </draw:line>
          <draw:line draw:style-name="gr1" draw:text-style-name="P1" draw:layer="layout" svg:x1="16.142cm" svg:y1="3.669cm" svg:x2="15.769cm" svg:y2="2.771cm">
            <text:p/>
          </draw:line>
          <draw:line draw:style-name="gr1" draw:text-style-name="P1" draw:layer="layout" svg:x1="16.874cm" svg:y1="3.72cm" svg:x2="17.247cm" svg:y2="2.822cm">
            <text:p/>
          </draw:line>
          <draw:line draw:style-name="gr1" draw:text-style-name="P1" draw:layer="layout" svg:x1="16.125cm" svg:y1="3.69cm" svg:x2="16.498cm" svg:y2="2.792cm">
            <text:p/>
          </draw:line>
          <draw:line draw:style-name="gr1" draw:text-style-name="P1" draw:layer="layout" svg:x1="16.889cm" svg:y1="3.715cm" svg:x2="16.516cm" svg:y2="2.817cm">
            <text:p/>
          </draw:line>
          <draw:line draw:style-name="gr1" draw:text-style-name="P1" draw:layer="layout" svg:x1="17.629cm" svg:y1="3.716cm" svg:x2="17.256cm" svg:y2="2.818cm">
            <text:p/>
          </draw:line>
          <draw:line draw:style-name="gr1" draw:text-style-name="P1" draw:layer="layout" svg:x1="17.622cm" svg:y1="3.671cm" svg:x2="17.8cm" svg:y2="3.23cm">
            <text:p/>
          </draw:line>
        </draw:g>
        <draw:g>
          <draw:line draw:style-name="gr1" draw:text-style-name="P1" draw:layer="layout" svg:x1="16.999cm" svg:y1="7.42cm" svg:x2="14.83cm" svg:y2="7.42cm">
            <text:p/>
          </draw:line>
          <draw:line draw:style-name="gr1" draw:text-style-name="P1" draw:layer="layout" svg:x1="17cm" svg:y1="7.412cm" svg:x2="14.831cm" svg:y2="7.412cm">
            <text:p/>
          </draw:line>
          <draw:line draw:style-name="gr1" draw:text-style-name="P1" draw:layer="layout" svg:x1="15.42cm" svg:y1="7.724cm" svg:x2="16.498cm" svg:y2="7.731cm">
            <text:p/>
          </draw:line>
          <draw:line draw:style-name="gr1" draw:text-style-name="P1" draw:layer="layout" svg:x1="15.709cm" svg:y1="7.995cm" svg:x2="16.227cm" svg:y2="7.998cm">
            <text:p/>
          </draw:line>
          <draw:line draw:style-name="gr1" draw:text-style-name="P1" draw:layer="layout" svg:x1="15.941cm" svg:y1="7.394cm" svg:x2="15.93cm" svg:y2="6.9cm">
            <text:p/>
          </draw:line>
        </draw:g>
        <draw:connector draw:style-name="gr2" draw:text-style-name="P2" draw:layer="layout" draw:line-skew="-0.667cm" svg:x1="11.502cm" svg:y1="1.134cm" svg:x2="7.4cm" svg:y2="2.1cm" draw:end-shape="id1" draw:end-glue-point="4" svg:d="M11502 1134v-434h-4102v1400" svg:viewBox="0 0 4103 1401">
          <text:p/>
        </draw:connector>
        <draw:connector draw:style-name="gr2" draw:text-style-name="P2" xml:id="id8" draw:id="id8" draw:layer="layout" svg:x1="17.8cm" svg:y1="3.245cm" svg:x2="18.406cm" svg:y2="4.485cm" draw:start-shape="id2" draw:start-glue-point="1" draw:end-shape="id3" draw:end-glue-point="0" svg:d="M17800 3245h606v1240" svg:viewBox="0 0 607 1241">
          <text:p/>
        </draw:connector>
        <draw:frame draw:style-name="gr3" draw:text-style-name="P3" draw:layer="layout" svg:width="1.162cm" svg:height="1.114cm" svg:x="16cm" svg:y="3.586cm">
          <draw:text-box>
            <text:p>R</text:p>
          </draw:text-box>
        </draw:frame>
        <draw:connector draw:style-name="gr2" draw:text-style-name="P2" draw:layer="layout" draw:line-skew="0.798cm" svg:x1="7.4cm" svg:y1="4.8cm" svg:x2="11.53cm" svg:y2="5.227cm" draw:start-shape="id1" draw:start-glue-point="6" svg:d="M7400 4800v1300h4130v-873" svg:viewBox="0 0 4131 1301">
          <text:p/>
        </draw:connector>
        <draw:connector draw:style-name="gr2" draw:text-style-name="P2" xml:id="id10" draw:id="id10" draw:layer="layout" svg:x1="14.888cm" svg:y1="6.881cm" svg:x2="18.406cm" svg:y2="5.5cm" draw:start-shape="id4" draw:start-glue-point="0" draw:end-shape="id3" draw:end-glue-point="2" svg:d="M14888 6881h3518v-1381" svg:viewBox="0 0 3519 1382">
          <text:p/>
        </draw:connector>
        <draw:connector draw:style-name="gr2" draw:text-style-name="P2" xml:id="id4" draw:id="id4" draw:layer="layout" svg:x1="14.888cm" svg:y1="5.927cm" svg:x2="13.293cm" svg:y2="6.881cm" draw:start-shape="id5" draw:start-glue-point="2" draw:end-shape="id6" draw:end-glue-point="2" svg:d="M14888 5927v954h-1595" svg:viewBox="0 0 1596 955">
          <text:p/>
        </draw:connector>
        <draw:g xml:id="id5" draw:id="id5">
          <draw:line draw:style-name="gr4" draw:text-style-name="P1" draw:layer="layout" svg:x1="14.889cm" svg:y1="4.2cm" svg:x2="14.889cm" svg:y2="4.774cm">
            <text:p/>
          </draw:line>
          <draw:line draw:style-name="gr4" draw:text-style-name="P1" draw:layer="layout" svg:x1="14.128cm" svg:y1="4.779cm" svg:x2="15.648cm" svg:y2="4.779cm">
            <text:p/>
          </draw:line>
          <draw:line draw:style-name="gr4" draw:text-style-name="P1" draw:layer="layout" svg:x1="14.129cm" svg:y1="5.356cm" svg:x2="15.649cm" svg:y2="5.356cm">
            <text:p/>
          </draw:line>
          <draw:line draw:style-name="gr4" draw:text-style-name="P1" draw:layer="layout" svg:x1="14.889cm" svg:y1="5.353cm" svg:x2="14.889cm" svg:y2="5.927cm">
            <text:p/>
          </draw:line>
        </draw:g>
        <draw:frame draw:style-name="gr3" draw:text-style-name="P3" draw:layer="layout" svg:width="1.162cm" svg:height="1.114cm" svg:x="14cm" svg:y="3.9cm">
          <draw:text-box>
            <text:p>C</text:p>
          </draw:text-box>
        </draw:frame>
        <draw:line draw:style-name="gr5" draw:text-style-name="P1" draw:layer="layout" svg:x1="12.199cm" svg:y1="1.807cm" svg:x2="11.492cm" svg:y2="1.1cm">
          <text:p/>
        </draw:line>
        <draw:line draw:style-name="gr5" draw:text-style-name="P1" draw:layer="layout" svg:x1="10.107cm" svg:y1="3.915cm" svg:x2="9.4cm" svg:y2="3.208cm">
          <text:p/>
        </draw:line>
        <draw:line draw:style-name="gr5" draw:text-style-name="P1" draw:layer="layout" svg:x1="13.607cm" svg:y1="3.199cm" svg:x2="12.9cm" svg:y2="2.492cm">
          <text:p/>
        </draw:line>
        <draw:g>
          <draw:custom-shape draw:style-name="gr6" draw:text-style-name="P4" draw:layer="layout" svg:width="1.184cm" svg:height="1.015cm" draw:transform="skewX (0.00104719755119667) rotate (-2.35601995726715) translate (13.355cm 2.1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5" draw:layer="layout" svg:x1="13.357cm" svg:y1="2.115cm" svg:x2="12.519cm" svg:y2="2.953cm">
            <text:p/>
          </draw:line>
        </draw:g>
        <draw:line draw:style-name="gr5" draw:text-style-name="P1" draw:layer="layout" svg:x1="11.507cm" svg:y1="5.299cm" svg:x2="10.8cm" svg:y2="4.592cm">
          <text:p/>
        </draw:line>
        <draw:line draw:style-name="gr5" draw:text-style-name="P1" draw:layer="layout" svg:x1="10.8cm" svg:y1="1.807cm" svg:x2="11.507cm" svg:y2="1.1cm">
          <text:p/>
        </draw:line>
        <draw:line draw:style-name="gr5" draw:text-style-name="P1" draw:layer="layout" svg:x1="12.908cm" svg:y1="3.899cm" svg:x2="13.615cm" svg:y2="3.192cm">
          <text:p/>
        </draw:line>
        <draw:line draw:style-name="gr5" draw:text-style-name="P1" draw:layer="layout" svg:x1="9.408cm" svg:y1="3.207cm" svg:x2="10.115cm" svg:y2="2.5cm">
          <text:p/>
        </draw:line>
        <draw:line draw:style-name="gr5" draw:text-style-name="P1" draw:layer="layout" svg:x1="11.508cm" svg:y1="5.291cm" svg:x2="12.215cm" svg:y2="4.584cm">
          <text:p/>
        </draw:line>
        <draw:g>
          <draw:custom-shape draw:style-name="gr6" draw:text-style-name="P4" draw:layer="layout" svg:width="1.184cm" svg:height="1.015cm" draw:transform="rotate (-0.785398163397448) translate (12.518cm 3.4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5" draw:layer="layout" svg:x1="12.518cm" svg:y1="3.444cm" svg:x2="13.356cm" svg:y2="4.282cm">
            <text:p/>
          </draw:line>
        </draw:g>
        <draw:g>
          <draw:custom-shape draw:style-name="gr6" draw:text-style-name="P4" draw:layer="layout" svg:width="1.184cm" svg:height="1.015cm" draw:transform="rotate (-2.35619449019235) translate (11.255cm 4.2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5" draw:layer="layout" svg:x1="11.256cm" svg:y1="4.218cm" svg:x2="10.418cm" svg:y2="5.056cm">
            <text:p/>
          </draw:line>
        </draw:g>
        <draw:g>
          <draw:custom-shape draw:style-name="gr8" draw:text-style-name="P4" draw:layer="layout" svg:width="1.185cm" svg:height="1.015cm" draw:transform="rotate (-0.785398163397448) translate (10.418cm 1.3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5" draw:layer="layout" svg:x1="10.418cm" svg:y1="1.344cm" svg:x2="11.256cm" svg:y2="2.182cm">
            <text:p/>
          </draw:line>
        </draw:g>
        <draw:connector draw:style-name="gr2" draw:text-style-name="P2" xml:id="id7" draw:id="id7" draw:layer="layout" draw:line-skew="0.568cm" svg:x1="13.619cm" svg:y1="3.25cm" svg:x2="15.595cm" svg:y2="3.245cm" draw:end-shape="id2" draw:end-glue-point="3" svg:d="M13619 3250h1281v-5h695" svg:viewBox="0 0 1977 6">
          <text:p/>
        </draw:connector>
        <draw:connector draw:style-name="gr2" draw:text-style-name="P2" draw:layer="layout" draw:line-skew="1.005cm" svg:x1="14.9cm" svg:y1="3.247cm" svg:x2="14.888cm" svg:y2="4.2cm" draw:start-shape="id7" draw:start-glue-point="0" draw:end-shape="id5" draw:end-glue-point="0" svg:d="M14900 3247v453h-12v500" svg:viewBox="0 0 13 954">
          <text:p/>
        </draw:connector>
        <draw:connector draw:style-name="gr2" draw:text-style-name="P2" draw:layer="layout" draw:line-skew="-1.312cm" svg:x1="9.023cm" svg:y1="5.868cm" svg:x2="9.4cm" svg:y2="3.155cm" svg:d="M9023 5868v-2668h377v-45" svg:viewBox="0 0 378 2714">
          <text:p/>
        </draw:connector>
        <draw:connector draw:style-name="gr2" draw:text-style-name="P2" xml:id="id6" draw:id="id6" draw:layer="layout" draw:line-skew="-2.141cm" svg:x1="13.293cm" svg:y1="6.881cm" svg:x2="8.988cm" svg:y2="6.34cm" svg:d="M13293 6881h-4293v-541h-12" svg:viewBox="0 0 4306 542">
          <text:p/>
        </draw:connector>
        <draw:g xml:id="id3" draw:id="id3">
          <draw:custom-shape draw:style-name="gr6" draw:text-style-name="P4" draw:layer="layout" svg:width="1.184cm" svg:height="1.015cm" draw:transform="skewX (0.0010471975511966) rotate (-3.14141812066459) translate (18.996cm 5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5" draw:layer="layout" svg:x1="19cm" svg:y1="5.499cm" svg:x2="17.815cm" svg:y2="5.499cm">
            <text:p/>
          </draw:line>
        </draw:g>
        <draw:frame draw:style-name="gr9" draw:text-style-name="P3" draw:layer="layout" svg:width="2.559cm" svg:height="1.114cm" svg:x="16.141cm" svg:y="4.5cm">
          <draw:text-box>
            <text:p><text:span text:style-name="T1">16*D</text:span></text:p>
          </draw:text-box>
        </draw:frame>
        <draw:custom-shape draw:style-name="gr10" draw:text-style-name="P6" xml:id="id9" draw:id="id9" draw:layer="layout" svg:width="0.3cm" svg:height="0.3cm" svg:x="19.9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406cm" svg:y1="3.245cm" svg:x2="19.9cm" svg:y2="3.25cm" draw:start-shape="id8" draw:start-glue-point="0" draw:end-shape="id9" draw:end-glue-point="6" svg:d="M18406 3245h772v5h722" svg:viewBox="0 0 1495 6">
          <text:p/>
        </draw:connector>
        <draw:custom-shape draw:style-name="gr10" draw:text-style-name="P6" xml:id="id11" draw:id="id11" draw:layer="layout" svg:width="0.3cm" svg:height="0.3cm" svg:x="19.9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18.406cm" svg:y1="6.881cm" svg:x2="19.9cm" svg:y2="6.88cm" draw:start-shape="id10" draw:start-glue-point="0" draw:end-shape="id11" draw:end-glue-point="6" svg:d="M18406 6881h772v-1h722" svg:viewBox="0 0 1495 2">
          <text:p/>
        </draw:connector>
        <draw:frame draw:style-name="gr12" draw:text-style-name="P7" draw:layer="layout" svg:width="1.108cm" svg:height="2.688cm" svg:x="19.7cm" svg:y="3.864cm">
          <draw:text-box>
            <text:p><text:span text:style-name="T2">+</text:span></text:p>
            <text:p><text:span text:style-name="T2">v</text:span><text:span text:style-name="T3">O</text:span></text:p>
            <text:p><text:span text:style-name="T3">-</text:span></text:p>
          </draw:text-box>
        </draw:frame>
        <draw:connector draw:style-name="gr13" draw:text-style-name="P2" draw:layer="layout" draw:line-skew="-0.899cm" svg:x1="1.579cm" svg:y1="2.5cm" svg:x2="5.2cm" svg:y2="2.1cm" draw:start-shape="id12" draw:start-glue-point="4" draw:end-shape="id13" draw:end-glue-point="0" svg:d="M1579 2500v-1800h3621v1400" svg:viewBox="0 0 3622 1801">
          <text:p/>
        </draw:connector>
        <draw:connector draw:style-name="gr13" draw:text-style-name="P2" draw:layer="layout" draw:line-skew="0.798cm" svg:x1="1.579cm" svg:y1="4.343cm" svg:x2="5.2cm" svg:y2="4.8cm" draw:start-shape="id12" draw:start-glue-point="8" draw:end-shape="id13" draw:end-glue-point="2" svg:d="M1579 4343v1757h3621v-1300" svg:viewBox="0 0 3622 1758">
          <text:p/>
        </draw:connector>
        <draw:custom-shape draw:style-name="gr14" draw:text-style-name="P9" xml:id="id1" draw:id="id1" draw:layer="layout" svg:width="2cm" svg:height="2.7cm" svg:x="6.4cm" svg:y="2.1cm">
          <text:p text:style-name="P8">+</text:p>
          <text:p text:style-name="P8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15" draw:text-style-name="P9" draw:layer="layout" svg:width="2cm" svg:height="2.7cm" svg:x="4.2cm" svg:y="2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6" draw:text-style-name="P10" draw:layer="layout" svg:x1="5.2cm" svg:y1="2.8cm" svg:x2="5.2cm" svg:y2="4.05cm">
            <text:p/>
          </draw:line>
        </draw:g>
        <draw:frame draw:style-name="gr17" draw:text-style-name="P2" draw:layer="layout" svg:width="0.2cm" svg:height="0.47cm" svg:x="12.599cm" svg:y="3.8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8" draw:text-style-name="P12" xml:id="id12" draw:id="id12" draw:layer="layout" svg:width="1.842cm" svg:height="1.843cm" svg:x="0.658cm" svg:y="2.5cm">
          <text:p text:style-name="P11">+</text:p>
          <text:p text:style-name="P1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1.667cm" svg:height="1.114cm" svg:x="0cm" svg:y="4.3cm">
          <draw:text-box>
            <text:p><text:span text:style-name="T1">v</text:span><text:span text:style-name="T4">S</text:span><text:span text:style-name="T1">(t)</text:span></text:p>
          </draw:text-box>
        </draw:frame>
        <draw:frame draw:style-name="gr20" draw:text-style-name="P13" draw:layer="layout" svg:width="1.608cm" svg:height="4.11cm" svg:x="3.492cm" svg:y="1.5cm">
          <draw:text-box>
            <text:p><text:span text:style-name="T5">+</text:span></text:p>
            <text:p><text:span text:style-name="T5"/></text:p>
            <text:p><text:span text:style-name="T6">v</text:span><text:span text:style-name="T7">1</text:span></text:p>
            <text:p><text:span text:style-name="T7"/></text:p>
            <text:p><text:span text:style-name="T6"><text:s/></text:span><text:span text:style-name="T6">-</text:span></text:p>
          </draw:text-box>
        </draw:frame>
        <draw:g>
          <draw:line draw:style-name="gr1" draw:text-style-name="P1" draw:layer="layout" svg:x1="4.399cm" svg:y1="6.622cm" svg:x2="2.23cm" svg:y2="6.622cm">
            <text:p/>
          </draw:line>
          <draw:line draw:style-name="gr1" draw:text-style-name="P1" draw:layer="layout" svg:x1="4.4cm" svg:y1="6.614cm" svg:x2="2.231cm" svg:y2="6.614cm">
            <text:p/>
          </draw:line>
          <draw:line draw:style-name="gr1" draw:text-style-name="P1" draw:layer="layout" svg:x1="2.82cm" svg:y1="6.926cm" svg:x2="3.898cm" svg:y2="6.933cm">
            <text:p/>
          </draw:line>
          <draw:line draw:style-name="gr1" draw:text-style-name="P1" draw:layer="layout" svg:x1="3.109cm" svg:y1="7.197cm" svg:x2="3.627cm" svg:y2="7.2cm">
            <text:p/>
          </draw:line>
          <draw:line draw:style-name="gr1" draw:text-style-name="P1" draw:layer="layout" svg:x1="3.341cm" svg:y1="6.596cm" svg:x2="3.33cm" svg:y2="6.102cm">
            <text:p/>
          </draw:line>
        </draw:g>
        <draw:frame draw:style-name="gr3" draw:text-style-name="P3" draw:layer="layout" svg:width="1.162cm" svg:height="1.114cm" svg:x="7.438cm" svg:y="1.486cm">
          <draw:text-box>
            <text:p><text:span text:style-name="T1">v</text:span><text:span text:style-name="T4">2</text:span></text:p>
          </draw:text-box>
        </draw:frame>
        <draw:connector draw:style-name="gr2" draw:text-style-name="P2" draw:layer="layout" draw:line-skew="1.005cm" svg:x1="9.012cm" svg:y1="5.6cm" svg:x2="9cm" svg:y2="6.553cm" svg:d="M9012 5600v453h-12v500" svg:viewBox="0 0 13 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08T20:28:03.265737970</dc:date>
    <meta:editing-duration>PT3H2M2S</meta:editing-duration>
    <meta:editing-cycles>26</meta:editing-cycles>
    <meta:generator>LibreOffice/6.0.7.3$Linux_X86_64 LibreOffice_project/00m0$Build-3</meta:generator>
    <meta:document-statistic meta:object-count="77"/>
  </office:meta>
</office:document-meta>
</file>

<file path=Object 2/content.xml><?xml version="1.0" encoding="utf-8"?>
<math xmlns="http://www.w3.org/1998/Math/MathML" display="block"/>
</file>